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Helvetica, Arial, sans-serif"/>
    <style:font-face style:name="Palatino" svg:font-family="Palatino, Georgia, Times, 'Times New Roman', Helvetica, Arial, sans-serif"/>
    <style:font-face style:name="monospace" svg:font-family="monospace, serif"/>
    <style:font-face style:name="Arial Unicode MS1" svg:font-family="'Arial Unicode MS'" style:font-family-generic="swiss"/>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2" style:family="paragraph" style:parent-style-name="Text_20_body" style:list-style-name="L2">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3" style:family="paragraph" style:parent-style-name="Text_20_body" style:list-style-name="L3">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4" style:family="paragraph" style:parent-style-name="Text_20_body" style:list-style-name="L4">
      <style:paragraph-properties fo:margin-left="0in" fo:margin-right="0in" fo:margin-top="0in" fo:margin-bottom="0.0811in" style:contextual-spacing="false" fo:line-height="147%" fo:text-indent="0in" style:auto-text-indent="false" fo:padding="0in" fo:border="none"/>
      <style:text-properties fo:font-variant="normal" fo:text-transform="none" fo:color="#000000" style:font-name="Georgia" fo:font-size="15.0500001907349pt" fo:letter-spacing="normal" fo:font-style="normal" fo:font-weight="normal"/>
    </style:style>
    <style:style style:name="P5" style:family="paragraph" style:parent-style-name="Text_20_body" style:list-style-name="L3">
      <style:paragraph-properties fo:margin-left="0in" fo:margin-right="0in" fo:margin-top="0in" fo:margin-bottom="0.0811in" style:contextual-spacing="false" fo:line-height="147%" fo:text-indent="0in" style:auto-text-indent="false" fo:padding="0in" fo:border="none"/>
    </style:style>
    <style:style style:name="P6" style:family="paragraph" style:parent-style-name="Text_20_body">
      <style:paragraph-properties fo:margin-left="0in" fo:margin-right="0in" fo:margin-top="0in" fo:margin-bottom="0.1626in" style:contextual-spacing="false" fo:line-height="147%" fo:text-indent="0in" style:auto-text-indent="false"/>
      <style:text-properties fo:font-variant="normal" fo:text-transform="none" fo:color="#000000" style:font-name="Georgia" fo:font-size="15.0500001907349pt" fo:letter-spacing="normal" fo:font-style="normal" fo:font-weight="normal"/>
    </style:style>
    <style:style style:name="P7" style:family="paragraph" style:parent-style-name="Text_20_body">
      <style:paragraph-properties fo:margin-left="0in" fo:margin-right="0in" fo:margin-top="0in" fo:margin-bottom="0.1626in" style:contextual-spacing="false" fo:line-height="147%" fo:text-align="center" style:justify-single-word="false"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margin-top="0in" fo:margin-bottom="0.1626in" style:contextual-spacing="false" fo:line-height="147%" fo:text-indent="0in" style:auto-text-indent="false"/>
    </style:style>
    <style:style style:name="P9" style:family="paragraph" style:parent-style-name="Heading_20_3">
      <style:paragraph-properties fo:margin-left="0in" fo:margin-right="0in" fo:margin-top="0in" fo:margin-bottom="0.1626in" style:contextual-spacing="false" fo:line-height="120%" fo:text-indent="0in" style:auto-text-indent="false"/>
      <style:text-properties fo:font-variant="normal" fo:text-transform="none" fo:color="#000000" style:font-name="Palatino" fo:font-size="23.4500007629395pt" fo:letter-spacing="normal" fo:font-style="normal" fo:font-weight="bold"/>
    </style:style>
    <style:style style:name="P10" style:family="paragraph" style:parent-style-name="Heading_20_3">
      <style:paragraph-properties fo:margin-top="0.4882in" fo:margin-bottom="0.1626in" style:contextual-spacing="false" fo:line-height="120%"/>
      <style:text-properties fo:font-variant="normal" fo:text-transform="none" fo:color="#000000" style:font-name="Palatino" fo:font-size="23.4500007629395pt" fo:letter-spacing="normal" fo:font-style="normal" fo:font-weight="bold"/>
    </style:style>
    <style:style style:name="T1" style:family="text">
      <style:text-properties fo:font-variant="normal" fo:text-transform="none" fo:color="#000000" style:font-name="Palatino" fo:font-size="41pt" fo:letter-spacing="normal" fo:font-style="normal" fo:font-weight="bold"/>
    </style:style>
    <style:style style:name="T2" style:family="text">
      <style:text-properties fo:font-variant="normal" fo:text-transform="none" fo:color="#000000" style:font-name="Palatino" fo:letter-spacing="normal" fo:font-style="normal" fo:font-weight="bold"/>
    </style:style>
    <style:style style:name="T3" style:family="text">
      <style:text-properties fo:font-variant="normal" fo:text-transform="none" fo:color="#000000" style:font-name="Palatino" fo:font-size="28pt" fo:letter-spacing="normal" fo:font-style="normal" fo:font-weight="bold" style:font-size-asian="28pt" style:font-size-complex="28pt"/>
    </style:style>
    <style:style style:name="T4" style:family="text">
      <style:text-properties fo:font-variant="normal" fo:text-transform="none" fo:color="#000000" style:font-name="Georgia" fo:font-size="15.0500001907349pt" fo:letter-spacing="normal" fo:font-style="normal" fo:font-weight="normal"/>
    </style:style>
    <style:style style:name="T5" style:family="text">
      <style:text-properties fo:font-variant="normal" fo:text-transform="none" fo:color="#000000" style:text-line-through-style="none" style:text-line-through-type="none" style:font-name="Georgia" fo:font-size="15.0500001907349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000000" style:font-name="monospace" fo:font-size="15.0500001907349pt" fo:letter-spacing="normal" fo:font-style="normal" fo:font-weight="normal"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3">Singleton </text:span></text:span><text:span text:style-name="T3">Design Pattern</text:span></text:h>
      <text:h text:style-name="P9" text:outline-level="3">Intent</text:h>
      <text:list xml:id="list6007078995811311296" text:style-name="L1">
        <text:list-item>
          <text:p text:style-name="P1">Ensure a class has only one instance, and provide a global point of access to it.</text:p>
        </text:list-item>
        <text:list-item>
          <text:p text:style-name="P1">Encapsulated "just-in-time initialization" or "initialization on first use".</text:p>
        </text:list-item>
      </text:list>
      <text:h text:style-name="P10" text:outline-level="3">Problem</text:h>
      <text:p text:style-name="P6">Application needs one, and only one, instance of an object. Additionally, lazy initialization and global access are necessary.</text:p>
      <text:h text:style-name="P10" text:outline-level="3">Discussion</text:h>
      <text:p text:style-name="P6">Make the class of the single instance object responsible for creation, initialization, access, and enforcement. Declare the instance as a private static data member. Provide a public static member function that encapsulates all initialization code, and provides access to the instance.</text:p>
      <text:p text:style-name="P6">The client calls the accessor function (using the class name and scope resolution operator) whenever a reference to the single instance is required.</text:p>
      <text:p text:style-name="P6">Singleton should be considered only if all three of the following criteria are <text:soft-page-break/>satisfied:</text:p>
      <text:list xml:id="list9055521629187699996" text:style-name="L2">
        <text:list-item>
          <text:p text:style-name="P2">Ownership of the single instance cannot be reasonably assigned</text:p>
        </text:list-item>
        <text:list-item>
          <text:p text:style-name="P2">Lazy initialization is desirable</text:p>
        </text:list-item>
        <text:list-item>
          <text:p text:style-name="P2">Global access is not otherwise provided for</text:p>
        </text:list-item>
      </text:list>
      <text:p text:style-name="P6">If ownership of the single instance, when and how initialization occurs, and global access are not issues, Singleton is not sufficiently interesting.</text:p>
      <text:p text:style-name="P6">The Singleton pattern can be extended to support access to an application-specific number of instances.</text:p>
      <text:p text:style-name="P6">The "static member function accessor" approach will not support subclassing of the Singleton class. If subclassing is desired, refer to the discussion in the book.</text:p>
      <text:p text:style-name="P8"><text:span text:style-name="T4">Deleting a Singleton class/instance is a non-trivial design problem. See "</text:span><text:a xlink:type="simple" xlink:href="http://sourcemaking.com/design_patterns/to_kill_a_singleton"><text:span text:style-name="T5">To Kill A Singleton</text:span></text:a><text:span text:style-name="T4">" by John Vlissides for a discussion.</text:span></text:p>
      <text:h text:style-name="P10" text:outline-level="3">Structure</text:h>
      <text:p text:style-name="P7"><draw:frame draw:style-name="fr1" draw:name="Image1" text:anchor-type="as-char" svg:width="4.0346in" svg:height="0.3929in" draw:z-index="0"><draw:image xlink:href="http://sourcemaking.com/files/v2/content/patterns/singleton1.svg" xlink:type="simple" xlink:show="embed" xlink:actuate="onLoad"/><svg:title>Scheme of Singleton</svg:title></draw:frame></text:p>
      <text:p text:style-name="P6">Make the class of the single instance responsible for access and "initialization on first use". The single instance is a private static attribute. The accessor function is a public static method.</text:p>
      <text:p text:style-name="P7"><draw:frame draw:style-name="fr1" draw:name="Image2" text:anchor-type="as-char" svg:width="2.3484in" svg:height="0.3929in" draw:z-index="1"><draw:image xlink:href="http://sourcemaking.com/files/v2/content/patterns/Singleton.svg" xlink:type="simple" xlink:show="embed" xlink:actuate="onLoad"/><svg:title>Scheme of Singleton.</svg:title></draw:frame></text:p>
      <text:h text:style-name="P10" text:outline-level="3"><text:soft-page-break/>Example</text:h>
      <text:p text:style-name="P6">The Singleton pattern ensures that a class has only one instance and provides a global point of access to that instance. It is named after the singleton set, which is defined to be a set containing one element. The office of the President of the United States is a Singleton. The United States Constitution specifies the means by which a president is elected, limits the term of office, and defines the order of succession. As a result, there can be at most one active president at any given time. Regardless of the personal identity of the active president, the title, "The President of the United States" is a global point of access that identifies the person in the office.</text:p>
      <text:p text:style-name="P7"><draw:frame draw:style-name="fr1" draw:name="Image3" text:anchor-type="as-char" svg:width="3.8602in" svg:height="0.3929in" draw:z-index="2"><draw:image xlink:href="http://sourcemaking.com/files/v2/content/patterns/Singleton_example1.svg" xlink:type="simple" xlink:show="embed" xlink:actuate="onLoad"/><svg:title>Example of Singleton.</svg:title></draw:frame></text:p>
      <text:h text:style-name="P10" text:outline-level="3">Check list</text:h>
      <text:list xml:id="list6390945243592117187" text:style-name="L3">
        <text:list-item>
          <text:p text:style-name="P5"><text:span text:style-name="T4">Define a private </text:span><text:span text:style-name="Source_20_Text"><text:span text:style-name="T6">static</text:span></text:span><text:span text:style-name="T4"> attribute in the "single instance" class.</text:span></text:p>
        </text:list-item>
        <text:list-item>
          <text:p text:style-name="P5"><text:span text:style-name="T4">Define a public </text:span><text:span text:style-name="Source_20_Text"><text:span text:style-name="T6">static</text:span></text:span><text:span text:style-name="T4"> accessor function in the class.</text:span></text:p>
        </text:list-item>
        <text:list-item>
          <text:p text:style-name="P3">Do "lazy initialization" (creation on first use) in the accessor function.</text:p>
        </text:list-item>
        <text:list-item>
          <text:p text:style-name="P5"><text:span text:style-name="T4">Define all constructors to be </text:span><text:span text:style-name="Source_20_Text"><text:span text:style-name="T6">protected</text:span></text:span><text:span text:style-name="T4"> or </text:span><text:span text:style-name="Source_20_Text"><text:span text:style-name="T6">private</text:span></text:span><text:span text:style-name="T4">.</text:span></text:p>
        </text:list-item>
        <text:list-item>
          <text:p text:style-name="P3">Clients may only use the accessor function to manipulate the Singleton.</text:p>
        </text:list-item>
      </text:list>
      <text:h text:style-name="P10" text:outline-level="3"><text:soft-page-break/>Rules of thumb</text:h>
      <text:list xml:id="list920561065987822782" text:style-name="L4">
        <text:list-item>
          <text:p text:style-name="P4">Abstract Factory, Builder, and Prototype can use Singleton in their implementation.</text:p>
        </text:list-item>
        <text:list-item>
          <text:p text:style-name="P4">Facade objects are often Singletons because only one Facade object is required.</text:p>
        </text:list-item>
        <text:list-item>
          <text:p text:style-name="P4">State objects are often Singletons.</text:p>
        </text:list-item>
        <text:list-item>
          <text:p text:style-name="P4">The advantage of Singleton over global variables is that you are absolutely sure of the number of instances when you use Singleton, and, you can change your mind and manage any number of instances.</text:p>
        </text:list-item>
        <text:list-item>
          <text:p text:style-name="P4">The Singleton design pattern is one of the most inappropriately used patterns. Singletons are intended to be used when a class must have exactly one instance, no more, no less. Designers frequently use Singletons in a misguided attempt to replace global variables. A Singleton is, for intents and purposes, a global variable. The Singleton does not do away with the global; it merely renames it.</text:p>
        </text:list-item>
        <text:list-item>
          <text:p text:style-name="P4">When is Singleton unnecessary? Short answer: most of the time. Long answer: when it's simpler to pass an object resource as a reference to the objects that need it, rather than letting objects access the resource globally. The real problem with Singletons is that they give you such a good excuse not to think carefully about the appropriate visibility of an object. Finding the right balance of exposure and protection for an object is critical for maintaining flexibility.</text:p>
        </text:list-item>
        <text:list-item>
          <text:p text:style-name="P4">Our group had a bad habit of using global data, so I did a study group <text:soft-page-break/>on Singleton. The next thing I know Singletons appeared everywhere and none of the problems related to global data went away. The answer to the global data question is not, "Make it a Singleton." The answer is, "Why in the hell are you using global data?" Changing the name doesn't change the problem. In fact, it may make it worse because it gives you the opportunity to say, "Well I'm not doing that, I'm doing this" – even though this and that are the same th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Times New Roman', Helvetica, Arial, sans-serif"/>
    <style:font-face style:name="Palatino" svg:font-family="Palatino, Georgia, Times, 'Times New Roman', Helvetica, Arial, sans-serif"/>
    <style:font-face style:name="monospace" svg:font-family="monospace, serif"/>
    <style:font-face style:name="Arial Unicode MS1" svg:font-family="'Arial Unicode MS'" style:font-family-generic="swiss"/>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Mono" style:font-family-asian="'WenQuanYi Zen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ding lip</meta:initial-creator>
    <meta:creation-date>2014-05-06T10:31:12.640338148</meta:creation-date>
    <dc:date>2014-05-06T10:31:35.063770964</dc:date>
    <dc:creator>madding lip</dc:creator>
    <meta:editing-duration>P0D</meta:editing-duration>
    <meta:editing-cycles>1</meta:editing-cycles>
    <meta:document-statistic meta:table-count="0" meta:image-count="3" meta:object-count="0" meta:page-count="5" meta:paragraph-count="38" meta:word-count="757" meta:character-count="4582" meta:non-whitespace-character-count="3876"/>
    <meta:generator>LibreOffice/4.2.2.1$Linux_X86_64 LibreOffice_project/3be8cda0bddd8e430d8cda1ebfd581265cca5a0f</meta:generator>
  </office:meta>
</office:document-meta>
</file>